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cm" fo:min-width="4.2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cm" fo:min-width="3.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4cm" fo:min-width="4.25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5cm" draw:marker-start-width="0.275cm" draw:marker-end="Extrémités_20_de_20_flèche_20_1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4cm" fo:min-width="3.95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ashed_20__28_var_29_" svg:stroke-width="0.05cm" draw:marker-start-width="0.275cm" draw:marker-end="Extrémités_20_de_20_flèche_20_2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8cm" svg:height="1.4cm" svg:x="1cm" svg:y="0.6cm">
          <text:p text:style-name="P1"><text:span text:style-name="T1">«interface»</text:span><text:span text:style-name="T1"><text:line-break/></text:span><text:span text:style-name="T1">Shuffl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cm" svg:height="1.4cm" svg:x="9.6cm" svg:y="0.6cm">
          <text:p text:style-name="P1"><text:span text:style-name="T1">CardPa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8cm" svg:height="0.7cm" svg:x="1cm" svg:y="2cm">
          <text:p text:style-name="P2"><text:span text:style-name="T2">+ shuffle(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6cm" svg:y1="1.3cm" svg:x2="5.8cm" svg:y2="1.3cm" draw:start-shape="id1" draw:end-shape="id2" svg:d="M9600 1300h-3800" svg:viewBox="0 0 3801 1">
          <text:p/>
        </draw:connector>
        <draw:custom-shape draw:style-name="gr5" draw:text-style-name="P2" draw:layer="layout" svg:width="4.5cm" svg:height="0.7cm" svg:x="9.6cm" svg:y="2cm">
          <text:p text:style-name="P2"><text:span text:style-name="T2">+ shuffle() : CardP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cm" svg:height="1.4cm" svg:x="7.2cm" svg:y="3.1cm">
          <text:p text:style-name="P1"><text:span text:style-name="T1">PokerDeal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7.2cm" svg:y1="3.8cm" svg:x2="5.8cm" svg:y2="2.35cm" draw:start-shape="id3" draw:end-shape="id4" svg:d="M7200 3800l-1400-1450" svg:viewBox="0 0 1401 1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3000 3000" svg:d="M1500 0l1500 3000h-3000zM1500 447l-1176 2353h2353z"/>
    <draw:marker draw:name="Extrémités_20_de_20_flèche_20_2" draw:display-name="Extrémités de flèche 2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5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0:52:05.060884484</meta:creation-date>
    <dc:date>2015-12-10T11:29:36.498051945</dc:date>
    <meta:editing-duration>PT22M20S</meta:editing-duration>
    <meta:editing-cycles>2</meta:editing-cycles>
    <meta:generator>LibreOffice/4.3.3.2$Linux_X86_64 LibreOffice_project/430m0$Build-2</meta:generator>
    <meta:document-statistic meta:object-count="7"/>
  </office:meta>
</office:document-meta>
</file>